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124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87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7" table:default-cell-style-name="ce2"/>
        <table:table-column table:style-name="co16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18cm" svg:height="1.005cm" svg:x="36.175cm" svg:y="0.053cm" draw:caption-point-x="16.227cm" draw:caption-point-y="-0.043cm">
              <dc:date>2020-12-28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543cm" svg:height="1.137cm" svg:x="21.702cm" svg:y="0.132cm" draw:caption-point-x="16.338cm" draw:caption-point-y="0.274cm">
              <dc:date>2020-12-28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075cm" svg:height="1.031cm" svg:x="24.647cm" svg:y="0.132cm" draw:caption-point-x="15.857cm" draw:caption-point-y="0.274cm">
              <dc:date>2020-12-28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81cm" svg:height="0.74cm" svg:x="26.581cm" svg:y="0.132cm" draw:caption-point-x="15.855cm" draw:caption-point-y="0.274cm">
              <dc:date>2020-12-28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93cm" svg:height="0.634cm" svg:x="34.371cm" svg:y="0.132cm" draw:caption-point-x="16.154cm" draw:caption-point-y="0.274cm">
              <dc:date>2020-12-28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cm" svg:height="1.694cm" svg:x="9.41cm" svg:y="0.528cm" draw:caption-point-x="16.42cm" draw:caption-point-y="0.275cm">
              <dc:date>2020-12-28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607cm" svg:y="0.528cm" draw:caption-point-x="16.492cm" draw:caption-point-y="0.275cm">
              <dc:date>2020-12-28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4cm" svg:y="0.528cm" draw:caption-point-x="16.207cm" draw:caption-point-y="0.275cm">
              <dc:date>2020-12-28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77cm" svg:y="0.528cm" draw:caption-point-x="16.25cm" draw:caption-point-y="0.275cm">
              <dc:date>2020-12-28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11cm" svg:height="1.085cm" svg:x="17.389cm" svg:y="0.528cm" draw:caption-point-x="16.31cm" draw:caption-point-y="0.275cm">
              <dc:date>2020-12-28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19cm" svg:height="2.144cm" svg:x="19.4cm" svg:y="0.528cm" draw:caption-point-x="16.315cm" draw:caption-point-y="0.275cm">
              <dc:date>2020-12-28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66cm" svg:height="1.403cm" svg:x="28.956cm" svg:y="0.528cm" draw:caption-point-x="15.775cm" draw:caption-point-y="0.275cm">
              <dc:date>2020-12-28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46cm" svg:height="0.635cm" svg:x="30.271cm" svg:y="0.528cm" draw:caption-point-x="16.167cm" draw:caption-point-y="0.275cm">
              <dc:date>2020-12-28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36cm" svg:height="1.403cm" svg:x="32.563cm" svg:y="0.528cm" draw:caption-point-x="16.17cm" draw:caption-point-y="0.275cm">
              <dc:date>2020-12-28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204231" calcext:value-type="float">
            <text:p>204231</text:p>
          </table:table-cell>
          <table:table-cell office:value-type="string" calcext:value-type="string">
            <text:p>AIRTON GRAZZIOLI</text:p>
          </table:table-cell>
          <table:table-cell office:value-type="string" calcext:value-type="string">
            <text:p>PROCURADOR DE JUSTICA</text:p>
          </table:table-cell>
          <table:table-cell office:value-type="string" calcext:value-type="string">
            <text:p>PROCURADORIA DE JUSTICA CRIMINAL</text:p>
          </table:table-cell>
          <table:table-cell table:style-name="ce5" office:value-type="float" office:value="35462.22" calcext:value-type="float">
            <text:p><text:s/>35.462,22 </text:p>
          </table:table-cell>
          <table:table-cell table:style-name="ce5" office:value-type="float" office:value="2245.26" calcext:value-type="float">
            <text:p><text:s/>2.245,26 </text:p>
          </table:table-cell>
          <table:table-cell table:style-name="ce5"/>
          <table:table-cell table:style-name="ce5" office:value-type="float" office:value="0" calcext:value-type="float">
            <text:p><text:s/>- </text:p>
          </table:table-cell>
          <table:table-cell table:style-name="ce5"/>
          <table:table-cell table:style-name="ce5" office:value-type="float" office:value="0" calcext:value-type="float">
            <text:p><text:s/>- </text:p>
          </table:table-cell>
          <table:table-cell table:style-name="ce5"/>
          <table:table-cell table:style-name="ce5" office:value-type="float" office:value="16758.88" calcext:value-type="float">
            <text:p><text:s/>16.758,88 </text:p>
          </table:table-cell>
          <table:table-cell table:style-name="ce5" office:value-type="float" office:value="54466.36" calcext:value-type="float">
            <text:p><text:s/>54.466,36 </text:p>
          </table:table-cell>
          <table:table-cell table:style-name="ce5" office:value-type="float" office:value="-5725.76" calcext:value-type="float">
            <text:p><text:s/>(5.725,76)</text:p>
          </table:table-cell>
          <table:table-cell table:style-name="ce5" office:value-type="float" office:value="-7925.61" calcext:value-type="float">
            <text:p><text:s/>(7.925,61)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3651.37" calcext:value-type="float">
            <text:p><text:s/>(13.651,37)</text:p>
          </table:table-cell>
          <table:table-cell table:style-name="ce5" office:value-type="float" office:value="40814.99" calcext:value-type="float">
            <text:p><text:s/>40.814,99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12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  <table:database-ranges>
        <table:database-range table:name="__Anonymous_Sheet_DB__0" table:target-range-address="'Tabela I'.A1:'Tabela I'.R19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52:36.0380766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7:36:28.140000000</meta:creation-date>
    <dc:date>2021-02-03T09:53:42.104496143</dc:date>
    <meta:editing-duration>PT1M18S</meta:editing-duration>
    <meta:editing-cycles>2</meta:editing-cycles>
    <meta:generator>LibreOffice/6.4.4.2$Linux_X86_64 LibreOffice_project/40$Build-2</meta:generator>
    <meta:document-statistic meta:table-count="1" meta:cell-count="53" meta:object-count="0"/>
  </office:meta>
</office:document-meta>
</file>